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3-24" calcext:value-type="date">
            <text:p>24 March 2020</text:p>
          </table:table-cell>
          <table:table-cell table:style-name="ce27" office:value-type="float" office:value="24.72" calcext:value-type="float">
            <text:p>24.72</text:p>
          </table:table-cell>
          <table:table-cell table:style-name="ce27" table:formula="of:=0.219969248*[.B250]" office:value-type="float" office:value="5.43763981056" calcext:value-type="float">
            <text:p>5.44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250]/[.C250]" office:value-type="float" office:value="64.2925997637928" calcext:value-type="float">
            <text:p>64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50]" office:value-type="currency" office:currency="GBP" office:value="5.3143909" calcext:value-type="currency">
            <text:p>£5.31</text:p>
          </table:table-cell>
          <table:table-cell table:style-name="ce39" table:formula="of:=[.F250]*[.B250]" office:value-type="currency" office:currency="GBP" office:value="28.89768" calcext:value-type="currency">
            <text:p>£28.90</text:p>
          </table:table-cell>
          <table:table-cell table:style-name="ce39" table:formula="of:=[.H250]/([.D250]/100)" office:value-type="currency" office:currency="GBP" office:value="8.26592677345538" calcext:value-type="currency">
            <text:p>£8.27</text:p>
          </table:table-cell>
          <table:table-cell table:style-name="ce39" table:formula="of:=[.H250]/([.D250]/60)" office:value-type="currency" office:currency="GBP" office:value="4.9595560640732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6-23" calcext:value-type="date">
            <text:p>23 June 2020</text:p>
          </table:table-cell>
          <table:table-cell table:style-name="ce27" office:value-type="float" office:value="31.34" calcext:value-type="float">
            <text:p>31.34</text:p>
          </table:table-cell>
          <table:table-cell table:style-name="ce27" table:formula="of:=0.219969248*[.B251]" office:value-type="float" office:value="6.89383623232" calcext:value-type="float">
            <text:p>6.89</text:p>
          </table:table-cell>
          <table:table-cell table:style-name="ce27" office:value-type="float" office:value="464.4" calcext:value-type="float">
            <text:p>464.40</text:p>
          </table:table-cell>
          <table:table-cell table:style-name="ce31" table:formula="of:=[.D251]/[.C251]" office:value-type="float" office:value="67.3645245332024" calcext:value-type="float">
            <text:p>67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251]" office:value-type="currency" office:currency="GBP" office:value="4.7597667" calcext:value-type="currency">
            <text:p>£4.76</text:p>
          </table:table-cell>
          <table:table-cell table:style-name="ce39" table:formula="of:=[.F251]*[.B251]" office:value-type="currency" office:currency="GBP" office:value="32.81298" calcext:value-type="currency">
            <text:p>£32.81</text:p>
          </table:table-cell>
          <table:table-cell table:style-name="ce39" table:formula="of:=[.H251]/([.D251]/100)" office:value-type="currency" office:currency="GBP" office:value="7.06567183462532" calcext:value-type="currency">
            <text:p>£7.07</text:p>
          </table:table-cell>
          <table:table-cell table:style-name="ce39" table:formula="of:=[.H251]/([.D251]/60)" office:value-type="currency" office:currency="GBP" office:value="4.23940310077519" calcext:value-type="currency">
            <text:p>£4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7-15" calcext:value-type="date">
            <text:p>15 July 2020</text:p>
          </table:table-cell>
          <table:table-cell table:style-name="ce27" office:value-type="float" office:value="23.1" calcext:value-type="float">
            <text:p>23.10</text:p>
          </table:table-cell>
          <table:table-cell table:style-name="ce27" table:formula="of:=0.219969248*[.B252]" office:value-type="float" office:value="5.0812896288" calcext:value-type="float">
            <text:p>5.08</text:p>
          </table:table-cell>
          <table:table-cell table:style-name="ce27" office:value-type="float" office:value="338.2" calcext:value-type="float">
            <text:p>338.20</text:p>
          </table:table-cell>
          <table:table-cell table:style-name="ce31" table:formula="of:=[.D252]/[.C252]" office:value-type="float" office:value="66.5579064974239" calcext:value-type="float">
            <text:p>67</text:p>
          </table:table-cell>
          <table:table-cell table:style-name="ce35" office:value-type="currency" office:currency="GBP" office:value="1.077" calcext:value-type="currency">
            <text:p>£1.077</text:p>
          </table:table-cell>
          <table:table-cell table:style-name="ce39" table:formula="of:=4.5461*[.F252]" office:value-type="currency" office:currency="GBP" office:value="4.8961497" calcext:value-type="currency">
            <text:p>£4.90</text:p>
          </table:table-cell>
          <table:table-cell table:style-name="ce39" table:formula="of:=[.F252]*[.B252]" office:value-type="currency" office:currency="GBP" office:value="24.8787" calcext:value-type="currency">
            <text:p>£24.88</text:p>
          </table:table-cell>
          <table:table-cell table:style-name="ce39" table:formula="of:=[.H252]/([.D252]/100)" office:value-type="currency" office:currency="GBP" office:value="7.35620934358368" calcext:value-type="currency">
            <text:p>£7.36</text:p>
          </table:table-cell>
          <table:table-cell table:style-name="ce39" table:formula="of:=[.H252]/([.D252]/60)" office:value-type="currency" office:currency="GBP" office:value="4.41372560615021" calcext:value-type="currency">
            <text:p>£4.4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8-07" calcext:value-type="date">
            <text:p>07 August 2020</text:p>
          </table:table-cell>
          <table:table-cell table:style-name="ce27" office:value-type="float" office:value="30.49" calcext:value-type="float">
            <text:p>30.49</text:p>
          </table:table-cell>
          <table:table-cell table:style-name="ce27" table:formula="of:=0.219969248*[.B253]" office:value-type="float" office:value="6.70686237152" calcext:value-type="float">
            <text:p>6.71</text:p>
          </table:table-cell>
          <table:table-cell table:style-name="ce27" office:value-type="float" office:value="354.7" calcext:value-type="float">
            <text:p>354.70</text:p>
          </table:table-cell>
          <table:table-cell table:style-name="ce31" table:formula="of:=[.D253]/[.C253]" office:value-type="float" office:value="52.8861307049026" calcext:value-type="float">
            <text:p>53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253]" office:value-type="currency" office:currency="GBP" office:value="4.9507029" calcext:value-type="currency">
            <text:p>£4.95</text:p>
          </table:table-cell>
          <table:table-cell table:style-name="ce39" table:formula="of:=[.F253]*[.B253]" office:value-type="currency" office:currency="GBP" office:value="33.20361" calcext:value-type="currency">
            <text:p>£33.20</text:p>
          </table:table-cell>
          <table:table-cell table:style-name="ce39" table:formula="of:=[.H253]/([.D253]/100)" office:value-type="currency" office:currency="GBP" office:value="9.3610403157598" calcext:value-type="currency">
            <text:p>£9.36</text:p>
          </table:table-cell>
          <table:table-cell table:style-name="ce39" table:formula="of:=[.H253]/([.D253]/60)" office:value-type="currency" office:currency="GBP" office:value="5.61662418945588" calcext:value-type="currency">
            <text:p>£5.62</text:p>
          </table:table-cell>
          <table:table-cell table:number-columns-repeated="54"/>
        </table:table-row>
        <table:table-row table:style-name="ro1" table:number-rows-repeated="2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918.36" calcext:value-type="float">
            <text:p>4918.36</text:p>
          </table:table-cell>
          <table:table-cell table:style-name="ce28" table:formula="of:=SUM([.C2:.C255])" office:value-type="float" office:value="1081.88795059328" calcext:value-type="float">
            <text:p>1081.89</text:p>
          </table:table-cell>
          <table:table-cell table:style-name="ce28" table:formula="of:=SUM([.D2:.D255])" office:value-type="float" office:value="67762.6" calcext:value-type="float">
            <text:p>67762.60</text:p>
          </table:table-cell>
          <table:table-cell table:style-name="ce32" table:formula="of:=[.D256]/[.C256]" office:value-type="float" office:value="62.6336581000285" calcext:value-type="float">
            <text:p>62.63</text:p>
          </table:table-cell>
          <table:table-cell table:style-name="ce36"/>
          <table:table-cell table:style-name="ce40"/>
          <table:table-cell table:style-name="ce28" table:formula="of:=SUM([.H7:.H255])" office:value-type="float" office:value="5777.08273" calcext:value-type="float">
            <text:p>5777.08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1:00:25.84028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Mark Gadsby</meta:initial-creator>
    <meta:creation-date>2013-03-08T01:41:14Z</meta:creation-date>
    <dc:date>2020-08-07T11:05:18.465548975</dc:date>
    <meta:editing-cycles>251</meta:editing-cycles>
    <meta:editing-duration>PT10H21M3S</meta:editing-duration>
    <meta:document-statistic meta:table-count="1" meta:cell-count="2495" meta:object-count="0"/>
  </office:meta>
</office:document-meta>
</file>